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80000027A1C0DB0E739C6F500.png" manifest:media-type="image/png"/>
  <manifest:file-entry manifest:full-path="Pictures/10000001000001CC0000028A2E3BACFA3CBC0565.png" manifest:media-type="image/png"/>
  <manifest:file-entry manifest:full-path="Pictures/100000010000025A0000021026CBE5E7F263083C.png" manifest:media-type="image/png"/>
  <manifest:file-entry manifest:full-path="Pictures/10000001000002D1000002794156AE9A091DF8C3.png" manifest:media-type="image/png"/>
  <manifest:file-entry manifest:full-path="Pictures/10000001000003090000026C7D526661C86345F9.png" manifest:media-type="image/png"/>
  <manifest:file-entry manifest:full-path="Pictures/100000010000026C0000022E8701F8974EC6CC89.png" manifest:media-type="image/png"/>
  <manifest:file-entry manifest:full-path="Pictures/10000001000002B6000002AFA41DD42E175CF9D7.png" manifest:media-type="image/png"/>
  <manifest:file-entry manifest:full-path="Pictures/100000010000030A000001E4533519C3FE1C1298.png" manifest:media-type="image/png"/>
  <manifest:file-entry manifest:full-path="Pictures/100000010000047400000207A5F7D236B994579C.png" manifest:media-type="image/png"/>
  <manifest:file-entry manifest:full-path="Pictures/10000001000002AB000001A4281D03E2F67322D5.png" manifest:media-type="image/png"/>
  <manifest:file-entry manifest:full-path="Pictures/10000001000002E300000218D85541A4ABAFF9A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4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</style:style>
    <style:style style:name="P5" style:family="paragraph" style:parent-style-name="Text_20_body">
      <style:paragraph-properties fo:margin-left="1.27cm" fo:margin-right="0cm" fo:margin-top="0.423cm" fo:margin-bottom="0.423cm" style:contextual-spacing="false" fo:line-height="138%" fo:text-indent="0cm" style:auto-text-indent="false" style:writing-mode="lr-tb"/>
    </style:style>
    <style:style style:name="P6" style:family="paragraph" style:parent-style-name="Text_20_body">
      <style:text-properties officeooo:rsid="00015fc7"/>
    </style:style>
    <style:style style:name="P7" style:family="paragraph" style:parent-style-name="Text_20_body">
      <style:text-properties officeooo:rsid="00015fc7" officeooo:paragraph-rsid="00015fc7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015f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08a2131-7fff-25bc-2c42-055e2e0cc541"/>WP LAB - WEEK 1</text:p>
      <text:p text:style-name="P5"><text:span text:style-name="T2">Question 1</text:span></text:p>
      <text:p text:style-name="P3"><text:span text:style-name="T1"><draw:frame draw:style-name="fr4" draw:name="Image1" text:anchor-type="as-char" svg:width="14.208cm" svg:height="10.319cm" draw:z-index="0"><draw:image xlink:href="Pictures/10000001000002E300000218D85541A4ABAFF9A3.png" xlink:type="simple" xlink:show="embed" xlink:actuate="onLoad" draw:mime-type="image/png"/></draw:frame></text:span><text:span text:style-name="T1"><draw:frame draw:style-name="fr4" draw:name="Image2" text:anchor-type="as-char" svg:width="18.071cm" svg:height="11.113cm" draw:z-index="1"><draw:image xlink:href="Pictures/10000001000002AB000001A4281D03E2F67322D5.png" xlink:type="simple" xlink:show="embed" xlink:actuate="onLoad" draw:mime-type="image/png"/></draw:frame></text:span></text:p>
      <text:p text:style-name="P2"/>
      <text:p text:style-name="P2"><text:soft-page-break/>Question 2</text:p>
      <text:p text:style-name="P2"><draw:frame draw:style-name="fr4" draw:name="Image3" text:anchor-type="as-char" svg:width="18.362cm" svg:height="18.177cm" draw:z-index="3"><draw:image xlink:href="Pictures/10000001000002B6000002AFA41DD42E175CF9D7.png" xlink:type="simple" xlink:show="embed" xlink:actuate="onLoad" draw:mime-type="image/png"/></draw:frame></text:p>
      <text:p text:style-name="P4"><text:soft-page-break/><text:span text:style-name="T1"><draw:frame draw:style-name="fr4" draw:name="Image4" text:anchor-type="as-char" svg:width="16.404cm" svg:height="14.764cm" draw:z-index="2"><draw:image xlink:href="Pictures/100000010000026C0000022E8701F8974EC6CC89.png" xlink:type="simple" xlink:show="embed" xlink:actuate="onLoad" draw:mime-type="image/png"/></draw:frame></text:span></text:p>
      <text:p text:style-name="Text_20_body"><text:line-break/><draw:frame draw:style-name="fr1" draw:name="Image5" text:anchor-type="char" svg:x="-0.132cm" svg:y="1.907cm" svg:width="17cm" svg:height="7.738cm" draw:z-index="4"><draw:image xlink:href="Pictures/100000010000047400000207A5F7D236B994579C.png" xlink:type="simple" xlink:show="embed" xlink:actuate="onLoad" draw:mime-type="image/png"/></draw:frame><text:span text:style-name="T3">Question 3</text:span></text:p>
      <text:p text:style-name="Text_20_body"/>
      <text:p text:style-name="P6"/>
      <text:p text:style-name="P7"><draw:frame draw:style-name="fr3" draw:name="Image6" text:anchor-type="char" svg:width="17cm" svg:height="13.564cm" draw:z-index="5"><draw:image xlink:href="Pictures/10000001000003090000026C7D526661C86345F9.png" xlink:type="simple" xlink:show="embed" xlink:actuate="onLoad" draw:mime-type="image/png"/></draw:frame><text:soft-page-break/>Question 4</text:p>
      <text:p text:style-name="P7"><draw:frame draw:style-name="fr1" draw:name="Image7" text:anchor-type="char" svg:x="0.512cm" svg:y="0.538cm" svg:width="15.39cm" svg:height="12.007cm" draw:z-index="7"><draw:image xlink:href="Pictures/10000001000002D1000002794156AE9A091DF8C3.png" xlink:type="simple" xlink:show="embed" xlink:actuate="onLoad" draw:mime-type="image/png"/></draw:frame></text:p>
      <text:p text:style-name="P7"><draw:frame draw:style-name="fr2" draw:name="Image8" text:anchor-type="char" svg:width="15.928cm" svg:height="13.97cm" draw:z-index="6"><draw:image xlink:href="Pictures/100000010000025A0000021026CBE5E7F263083C.png" xlink:type="simple" xlink:show="embed" xlink:actuate="onLoad" draw:mime-type="image/png"/></draw:frame><draw:frame draw:style-name="fr1" draw:name="Image9" text:anchor-type="char" svg:x="0.051cm" svg:y="14.554cm" svg:width="17cm" svg:height="10.575cm" draw:z-index="8"><draw:image xlink:href="Pictures/100000010000030A000001E4533519C3FE1C1298.png" xlink:type="simple" xlink:show="embed" xlink:actuate="onLoad" draw:mime-type="image/png"/></draw:frame><text:soft-page-break/>dsfgsg</text:p>
      <text:p text:style-name="P7"/>
      <text:p text:style-name="P7"><text:soft-page-break/>Question 5</text:p>
      <text:p text:style-name="P7"/>
      <text:p text:style-name="P7"><draw:frame draw:style-name="fr1" draw:name="Image10" text:anchor-type="char" svg:x="-0.231cm" svg:y="-0.27cm" svg:width="12.171cm" svg:height="17.198cm" draw:z-index="9"><draw:image xlink:href="Pictures/10000001000001CC0000028A2E3BACFA3CBC056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1" text:anchor-type="char" svg:x="-0.127cm" svg:y="0.342cm" svg:width="12.065cm" svg:height="16.775cm" draw:z-index="10"><draw:image xlink:href="Pictures/10000001000001C80000027A1C0DB0E739C6F500.png" xlink:type="simple" xlink:show="embed" xlink:actuate="onLoad" draw:mime-type="image/png"/></draw:frame><text:soft-page-break/></text:p>
      <text:p text:style-name="P7"><draw:frame draw:style-name="fr1" draw:name="Image9 Copy 1" text:anchor-type="char" svg:x="0.358cm" svg:y="17.364cm" svg:width="14.455cm" svg:height="6.798cm" draw:z-index="11"><draw:image xlink:href="Pictures/100000010000030A000001E4533519C3FE1C12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6:10:38.560938747</meta:creation-date>
    <dc:date>2025-01-08T16:36:45.696423416</dc:date>
    <meta:editing-duration>PT26M9S</meta:editing-duration>
    <meta:editing-cycles>1</meta:editing-cycles>
    <meta:document-statistic meta:table-count="0" meta:image-count="12" meta:object-count="0" meta:page-count="7" meta:paragraph-count="10" meta:word-count="18" meta:character-count="82" meta:non-whitespace-character-count="71"/>
    <meta:generator>LibreOffice/7.4.7.2$Linux_X86_64 LibreOffice_project/40$Build-2</meta:generator>
  </office:meta>
</office:document-meta>
</file>